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7.6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443cm"/>
    </style:style>
    <style:style style:name="co6" style:family="table-column">
      <style:table-column-properties fo:break-before="auto" style:column-width="4.62cm"/>
    </style:style>
    <style:style style:name="co7" style:family="table-column">
      <style:table-column-properties fo:break-before="auto" style:column-width="4.108cm"/>
    </style:style>
    <style:style style:name="co8" style:family="table-column">
      <style:table-column-properties fo:break-before="auto" style:column-width="3.829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0.407cm"/>
    </style:style>
    <style:style style:name="co12" style:family="table-column">
      <style:table-column-properties fo:break-before="auto" style:column-width="1.147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0.418cm"/>
    </style:style>
    <style:style style:name="co15" style:family="table-column">
      <style:table-column-properties fo:break-before="auto" style:column-width="2.212cm"/>
    </style:style>
    <style:style style:name="co16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0.429cm"/>
    </style:style>
    <style:style style:name="co18" style:family="table-column">
      <style:table-column-properties fo:break-before="auto" style:column-width="0.413cm"/>
    </style:style>
    <style:style style:name="co19" style:family="table-column">
      <style:table-column-properties fo:break-before="auto" style:column-width="1.272cm"/>
    </style:style>
    <style:style style:name="co20" style:family="table-column">
      <style:table-column-properties fo:break-before="auto" style:column-width="2.88cm"/>
    </style:style>
    <style:style style:name="co21" style:family="table-column">
      <style:table-column-properties fo:break-before="auto" style:column-width="0.445cm"/>
    </style:style>
    <style:style style:name="co22" style:family="table-column">
      <style:table-column-properties fo:break-before="auto" style:column-width="1.185cm"/>
    </style:style>
    <style:style style:name="co23" style:family="table-column">
      <style:table-column-properties fo:break-before="auto" style:column-width="4.45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655cm"/>
    </style:style>
    <style:style style:name="co26" style:family="table-column">
      <style:table-column-properties fo:break-before="auto" style:column-width="2.293cm"/>
    </style:style>
    <style:style style:name="co27" style:family="table-column">
      <style:table-column-properties fo:break-before="auto" style:column-width="3.679cm"/>
    </style:style>
    <style:style style:name="co28" style:family="table-column">
      <style:table-column-properties fo:break-before="auto" style:column-width="4.764cm"/>
    </style:style>
    <style:style style:name="co29" style:family="table-column">
      <style:table-column-properties fo:break-before="auto" style:column-width="4.988cm"/>
    </style:style>
    <style:style style:name="co30" style:family="table-column">
      <style:table-column-properties fo:break-before="auto" style:column-width="2.63cm"/>
    </style:style>
    <style:style style:name="co31" style:family="table-column">
      <style:table-column-properties fo:break-before="auto" style:column-width="5.308cm"/>
    </style:style>
    <style:style style:name="co32" style:family="table-column">
      <style:table-column-properties fo:break-before="auto" style:column-width="3.078cm"/>
    </style:style>
    <style:style style:name="co33" style:family="table-column">
      <style:table-column-properties fo:break-before="auto" style:column-width="6.784cm"/>
    </style:style>
    <style:style style:name="co34" style:family="table-column">
      <style:table-column-properties fo:break-before="auto" style:column-width="3.597cm"/>
    </style:style>
    <style:style style:name="co35" style:family="table-column">
      <style:table-column-properties fo:break-before="auto" style:column-width="2.746cm"/>
    </style:style>
    <style:style style:name="co36" style:family="table-column">
      <style:table-column-properties fo:break-before="auto" style:column-width="3.207cm"/>
    </style:style>
    <style:style style:name="co37" style:family="table-column">
      <style:table-column-properties fo:break-before="auto" style:column-width="2.358cm"/>
    </style:style>
    <style:style style:name="co38" style:family="table-column">
      <style:table-column-properties fo:break-before="auto" style:column-width="2.556cm"/>
    </style:style>
    <style:style style:name="co39" style:family="table-column">
      <style:table-column-properties fo:break-before="auto" style:column-width="4.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style:style style:name="ce9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ackground-color="#d3ffd5" style:cell-protect="none" style:print-content="true"/>
    </style:style>
    <style:style style:name="ce18" style:family="table-cell" style:parent-style-name="Default">
      <style:table-cell-properties fo:background-color="#ffcccc" style:cell-protect="protected" style:print-content="true"/>
    </style:style>
    <style:style style:name="ce19" style:family="table-cell" style:parent-style-name="Default">
      <style:table-cell-properties fo:background-color="#d3ffd5" style:cell-protect="protected" style:print-content="true"/>
    </style:style>
    <style:style style:name="ce2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8" style:family="table-cell" style:parent-style-name="Default" style:data-style-name="N99"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4" style:family="table-cell" style:parent-style-name="identifier">
      <style:table-cell-properties style:cell-protect="none" style:print-content="true"/>
    </style:style>
    <style:style style:name="ce35" style:family="table-cell" style:parent-style-name="displayName">
      <style:table-cell-properties style:cell-protect="none" style:print-content="true"/>
    </style:style>
    <style:style style:name="ce22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cm"/>
    </style:style>
    <style:style style:name="ce17" style:family="table-cell" style:parent-style-name="liter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reference">
      <style:table-cell-properties style:cell-protect="none" style:print-content="true"/>
    </style:style>
    <style:style style:name="ce31" style:family="table-cell" style:parent-style-name="property">
      <style:table-cell-properties style:cell-protect="none" style:print-content="true"/>
    </style:style>
    <style:style style:name="ce30" style:family="table-cell" style:parent-style-name="property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26" style:family="table-cell" style:parent-style-name="property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33" style:family="table-cell" style:parent-style-name="property">
      <style:table-cell-properties style:cell-protect="none" style:print-content="true"/>
      <style:text-properties style:font-name="Arial1" fo:font-size="10pt" style:font-name-asian="Arial1" style:font-size-asian="10pt" style:font-size-complex="10pt"/>
    </style:style>
    <style:style style:name="ce25" style:family="table-cell" style:parent-style-name="property">
      <style:table-cell-properties style:cell-protect="none" style:print-content="true"/>
    </style:style>
    <style:style style:name="ce38" style:family="table-cell" style:parent-style-name="value">
      <style:table-cell-properties style:cell-protect="none" style:print-content="true"/>
    </style:style>
    <style:style style:name="ce45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whole-number() and cell-content()&gt;=0" table:allow-empty-cell="true" table:base-cell-address="Folder.D2">
          <table:help-message table:title="Rank property of a form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help-message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6" table:condition="of:cell-content-is-whole-number() and cell-content()&gt;=0" table:allow-empty-cell="true" table:base-cell-address="Contents.E2">
          <table:help-message table:display="true"/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7" table:condition="of:cell-content-is-in-list([Contents.$B$1:.$I$650])" table:allow-empty-cell="false" table:display-list="sort-ascending" table:base-cell-address="Folder.H2"/>
        <table:content-validation table:name="val8" table:condition="of:cell-content-is-in-list([$Properties.$B$11:.$Z$11])" table:allow-empty-cell="true" table:display-list="sort-ascending" table:base-cell-address="View.F2"/>
        <table:content-validation table:name="val9" table:condition="of:cell-content-is-in-list([$Contents.$C$1:.$I$650])" table:allow-empty-cell="true" table:display-list="sort-ascending" table:base-cell-address="View.H2"/>
        <table:content-validation table:name="val10" table:condition="of:cell-content-is-in-list([$Contents.$J$1:.$J$650])" table:allow-empty-cell="true" table:display-list="sort-ascending" table:base-cell-address="Message.E2"/>
        <table:content-validation table:name="val11" table:condition="of:cell-content-is-in-list([$Properties.$B$17:.$Z$17])" table:allow-empty-cell="true" table:display-list="unsorted" table:base-cell-address="Form.F2"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12" table:condition="of:cell-content-is-in-list([$Contents.$J$1:.$J$650])" table:allow-empty-cell="true" table:display-list="sort-ascending" table:base-cell-address="Form.H2"/>
        <table:content-validation table:name="val13" table:condition="of:cell-content-is-in-list([$Properties.$B$16:.$Z$16])" table:allow-empty-cell="true" table:display-list="unsorted" table:base-cell-address="Message.F2"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14" table:condition="of:cell-content-is-in-list([$Contents.$J$1:.$J$650])" table:allow-empty-cell="true" table:display-list="sort-ascending" table:base-cell-address="Letter.H2"/>
        <table:content-validation table:name="val15" table:condition="of:cell-content-is-in-list([$Contents.$J$1:.$J$650])" table:allow-empty-cell="true" table:display-list="sort-ascending" table:base-cell-address="Pathway.G2"/>
        <table:content-validation table:name="val16" table:condition="of:cell-content-is-in-list([$Properties.$B$4:$Properties.$Z$4])" table:allow-empty-cell="false" table:display-list="unsorted" table:base-cell-address="Section.F2"/>
        <table:content-validation table:name="val17" table:condition="of:cell-content-is-in-list([$Properties.$B$3:.$C$3])" table:allow-empty-cell="false" table:display-list="unsorted" table:base-cell-address="Section.G2"/>
        <table:content-validation table:name="val18" table:condition="of:cell-content-is-in-list([$Properties.$B$12:$Properties.$Z$12])" table:allow-empty-cell="false" table:display-list="unsorted" table:base-cell-address="Booking.F2"/>
        <table:content-validation table:name="val19" table:condition="of:cell-content-is-in-list(IF([.$F2]=&quot;Pathway&quot;;[$Contents.$L$1:$Contents.$M1000];  IF([.$F2]=&quot;Order&quot;;[$Contents.$N$1:$Contents.$N1000]; IF([.$F2]=&quot;Prescription&quot;;[$Contents.$O$1:$Contents.$O1000]; IF([.$F2]=&quot;Booking&quot;; [$Contents.$P$1:$Contents.$P1000]; [$Contents.$J$1:$Contents.$K1000])))))" table:allow-empty-cell="false" table:display-list="sort-ascending" table:base-cell-address="Section.M2"/>
        <table:content-validation table:name="val20" table:condition="of:cell-content-is-in-list([$Contents.$K$1:.$K650])" table:allow-empty-cell="true" table:display-list="sort-ascending" table:base-cell-address="Entry.F2"/>
        <table:content-validation table:name="val21" table:condition="of:cell-content-is-in-list(IF([.$I2]=&quot;Act&quot;;[$Contents.$D$1:$Contents.$I650];{}))" table:allow-empty-cell="true" table:display-list="sort-ascending" table:base-cell-address="Entry.H2"/>
        <table:content-validation table:name="val22" table:condition="of:cell-content-is-in-list([$Properties.$B$9:$Properties.$Z$9])" table:allow-empty-cell="false" table:display-list="sort-ascending" table:base-cell-address="Entry.I2"/>
        <table:content-validation table:name="val23" table:condition="of:cell-content-is-in-list([$Properties.$B$5:$Properties.$Z$5])" table:allow-empty-cell="true" table:display-list="unsorted" table:base-cell-address="Entry.J2"/>
        <table:content-validation table:name="val24" table:condition="of:cell-content-is-in-list([$Properties.$B$6:$Properties.$Z$6])" table:allow-empty-cell="false" table:display-list="unsorted" table:base-cell-address="Entry.K2"/>
        <table:content-validation table:name="val25" table:condition="of:cell-content-is-in-list([$Properties.$B$7:$Properties.$Z$7])" table:allow-empty-cell="false" table:display-list="unsorted" table:base-cell-address="Entry.L2"/>
        <table:content-validation table:name="val26" table:condition="of:cell-content-is-in-list([$Properties.$B$3:$Properties.$Z$3])" table:allow-empty-cell="true" table:display-list="unsorted" table:base-cell-address="Entry.M2"/>
        <table:content-validation table:name="val27" table:condition="of:cell-content-is-in-list([$Properties.$B$15:$Properties.$Z$15])" table:allow-empty-cell="true" table:display-list="unsorted" table:base-cell-address="Entry.N2"/>
        <table:content-validation table:name="val28" table:condition="of:cell-content-is-in-list([$Contents.$O$1:$Contents.$O664])" table:allow-empty-cell="false" table:display-list="sort-ascending" table:base-cell-address="Entry.O2"/>
        <table:content-validation table:name="val29" table:condition="of:cell-content-is-in-list([$Contents.$O$1:$Contents.$O664])" table:allow-empty-cell="false" table:display-list="sort-ascending" table:base-cell-address="Entry.P2"/>
        <table:content-validation table:name="val30" table:condition="of:cell-content-is-in-list([$Properties.$B$12:$Properties.$Z$12])" table:allow-empty-cell="false" table:display-list="unsorted" table:base-cell-address="Entry.Q2"/>
        <table:content-validation table:name="val31" table:condition="of:cell-content-is-in-list([$Properties.$B$16:$Properties.$Z$16])" table:allow-empty-cell="false" table:display-list="unsorted" table:base-cell-address="Entry.R2"/>
        <table:content-validation table:name="val32" table:condition="of:cell-content-is-in-list([$Properties.$B$14:$Properties.$Z$14])" table:allow-empty-cell="false" table:display-list="unsorted" table:base-cell-address="Entry.S2"/>
        <table:content-validation table:name="val33" table:condition="of:cell-content-is-in-list(IF([.$I2]=&quot;Observation&quot;;[$Contents.$N$1:$Contents.$O1000];{}))" table:allow-empty-cell="false" table:display-list="sort-ascending" table:base-cell-address="Entry.X2"/>
        <table:content-validation table:name="val34" table:condition="of:cell-content-is-in-list([$Properties.$B$3:.$Z$3])" table:allow-empty-cell="true" table:display-list="unsorted" table:base-cell-address="Entry.M2"/>
        <table:content-validation table:name="val35" table:condition="of:cell-content-is-in-list([$Contents.$N$1:$Contents.$O$650])" table:allow-empty-cell="true" table:display-list="sort-ascending" table:base-cell-address="Cluster.H2"/>
        <table:content-validation table:name="val36" table:condition="of:cell-content-is-in-list([$Contents.$M$1:.$M$650])" table:allow-empty-cell="true" table:display-list="sort-ascending" table:base-cell-address="Element.E2"/>
        <table:content-validation table:name="val37" table:condition="of:cell-content-is-in-list([$Properties.$B$13:$Properties.$Z$13])" table:allow-empty-cell="false" table:display-list="unsorted" table:base-cell-address="Element.F2"/>
        <table:content-validation table:name="val38" table:condition="of:cell-content-is-in-list([$Properties.$B$8:$Properties.$Z$8])" table:allow-empty-cell="false" table:display-list="unsorted" table:base-cell-address="Element.G2"/>
        <table:content-validation table:name="val39" table:condition="of:cell-content-is-in-list([$Properties.$B$10:$Properties.$Z$10])" table:allow-empty-cell="false" table:display-list="unsorted" table:base-cell-address="Element.H2"/>
        <table:content-validation table:name="val40" table:condition="of:cell-content-is-in-list([$Properties.$B$16:$Properties.$Z$16])" table:allow-empty-cell="false" table:display-list="unsorted" table:base-cell-address="Element.I2"/>
        <table:content-validation table:name="val41" table:condition="of:cell-content-is-in-list([$Contents.$P$1:.$P$500])" table:allow-empty-cell="false" table:display-list="sort-ascending" table:base-cell-address="Element.J2"/>
        <table:content-validation table:name="val42" table:condition="of:cell-content-is-in-list([$Properties.$B$17:.$Z$17])" table:allow-empty-cell="false" table:display-list="sort-ascending" table:base-cell-address="CodePoint.F2"/>
        <table:content-validation table:name="val43" table:condition="of:cell-content-is-in-list([$Contents.$K$1:.$K650])" table:allow-empty-cell="false" table:display-list="sort-ascending" table:base-cell-address="CodePoint.H2"/>
      </table:content-validations>
      <table:table table:name="Configuration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6"/>
        <table:table-column table:style-name="co2" table:default-cell-style-name="ce12"/>
        <table:table-row table:style-name="ro1">
          <table:table-cell table:style-name="ce9"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pplicationId</text:p>
          </table:table-cell>
          <table:table-cell table:style-name="ce4" table:content-validation-name="val1" office:value-type="string" calcext:value-type="string">
            <text:p>myApplicationId</text:p>
          </table:table-cell>
        </table:table-row>
        <table:table-row table:style-name="ro2">
          <table:table-cell office:value-type="string" calcext:value-type="string">
            <text:p>ApplicationOwner</text:p>
          </table:table-cell>
          <table:table-cell table:style-name="ce4" table:content-validation-name="val2" office:value-type="string" calcext:value-type="string">
            <text:p>John Chelsom</text:p>
          </table:table-cell>
        </table:table-row>
        <table:table-row table:style-name="ro2">
          <table:table-cell office:value-type="string" calcext:value-type="string">
            <text:p>SpecialtyId</text:p>
          </table:table-cell>
          <table:table-cell table:style-name="ce4" table:content-validation-name="val3" office:value-type="string" calcext:value-type="string">
            <text:p>mySpecialty</text:p>
          </table:table-cell>
        </table:table-row>
        <table:table-row table:style-name="ro2">
          <table:table-cell office:value-type="string" calcext:value-type="string">
            <text:p>SpecialtyDisplayName</text:p>
          </table:table-cell>
          <table:table-cell table:style-name="ce4" table:content-validation-name="val4" office:value-type="string" calcext:value-type="string">
            <text:p>My Specialty</text:p>
          </table:table-cell>
        </table:table-row>
        <table:table-row table:style-name="ro2">
          <table:table-cell office:value-type="string" calcext:value-type="string">
            <text:p>LanguageCode</text:p>
          </table:table-cell>
          <table:table-cell table:style-name="ce4" office:value-type="string" calcext:value-type="string">
            <text:p>en-gb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</table:table-row>
      </table:table>
      <table:table table:name="Properties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8"/>
        <table:table-column table:style-name="co4" table:number-columns-repeated="25" table:default-cell-style-name="ce19"/>
        <table:table-row table:style-name="ro2">
          <table:table-cell table:style-name="ce9" office:value-type="string" calcext:value-type="string">
            <text:p>Property</text:p>
          </table:table-cell>
          <table:table-cell table:style-name="ce12" office:value-type="string" calcext:value-type="string" table:number-columns-spanned="25" table:number-rows-spanned="1">
            <text:p>Values</text:p>
          </table:table-cell>
          <table:covered-table-cell table:number-columns-repeated="24" table:style-name="ce12"/>
        </table:table-row>
        <table:table-row table:style-name="ro2">
          <table:table-cell office:value-type="string" calcext:value-type="string">
            <text:p>ISO-13606</text:p>
          </table:table-cell>
          <table:table-cell office:value-type="string" calcext:value-type="string">
            <text:p>EHR_Extract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Elemen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quence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Unranke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ectionContext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Booking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Occurrenc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pleEntry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InitialValu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re-filled</text:p>
          </table:table-cell>
          <table:table-cell office:value-type="string" calcext:value-type="string">
            <text:p>DistinctValues</text:p>
          </table:table-cell>
          <table:table-cell office:value-type="string" calcext:value-type="string">
            <text:p>AllValue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ransien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ta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ayTimeDuration</text:p>
          </table:table-cell>
          <table:table-cell office:value-type="string" calcext:value-type="string">
            <text:p>yearMonthDura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nyURI</text:p>
          </table:table-cell>
          <table:table-cell office:value-type="string" calcext:value-type="string">
            <text:p>base64Binar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tryType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ubstanceAdministration</text:p>
          </table:table-cell>
          <table:table-cell office:value-type="string" calcext:value-type="string">
            <text:p>Encoun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RequiredValu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ViewTyp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Repor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enditio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mage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noted</text:p>
          </table:table-cell>
          <table:table-cell office:value-type="string" calcext:value-type="string">
            <text:p>Enumerated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Highlighted</text:p>
          </table:table-cell>
          <table:table-cell office:value-type="string" calcext:value-type="string">
            <text:p>Hidde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lementType</text:p>
          </table:table-cell>
          <table:table-cell office:value-type="string" calcext:value-type="string">
            <text:p>simpleType</text:p>
          </table:table-cell>
          <table:table-cell office:value-type="string" calcext:value-type="string">
            <text:p>patientMedia</text:p>
          </table:table-cell>
          <table:table-cell office:value-type="string" calcext:value-type="string">
            <text:p>calculatedValue</text:p>
          </table:table-cell>
          <table:table-cell office:value-type="string" calcext:value-type="string">
            <text:p>staticValue</text:p>
          </table:table-cell>
          <table:table-cell office:value-type="string" calcext:value-type="string">
            <text:p>enumeratedValue</text:p>
          </table:table-cell>
          <table:table-cell office:value-type="string" calcext:value-type="string">
            <text:p>enumeratedCalculatedValue</text:p>
          </table:table-cell>
          <table:table-cell office:value-type="string" calcext:value-type="string">
            <text:p>enumeratedClass</text:p>
          </table:table-cell>
          <table:table-cell office:value-type="string" calcext:value-type="string">
            <text:p>enumeratedDirectory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c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hortSearch</text:p>
          </table:table-cell>
          <table:table-cell office:value-type="string" calcext:value-type="string">
            <text:p>Searchable</text:p>
          </table:table-cell>
          <table:table-cell office:value-type="string" calcext:value-type="string">
            <text:p>PrimarySearch</text:p>
          </table:table-cell>
          <table:table-cell office:value-type="string" calcext:value-type="string">
            <text:p>NotSearchabl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ortOrder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cope</text:p>
          </table:table-cell>
          <table:table-cell office:value-type="string" calcext:value-type="string">
            <text:p>Defined</text:p>
          </table:table-cell>
          <table:table-cell office:value-type="string" calcext:value-type="string">
            <text:p>Full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xis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odeSystem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CD-10</text:p>
          </table:table-cell>
          <table:table-cell office:value-type="string" calcext:value-type="string">
            <text:p>LOINC</text:p>
          </table:table-cell>
          <table:table-cell table:number-columns-repeated="22"/>
        </table:table-row>
      </table:table>
      <table:table table:name="Contents" table:style-name="ta2" table:print="false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number-columns-repeated="8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style-name="ce20" table:number-matrix-columns-spanned="1" table:number-matrix-rows-spanned="499" table:formula="of:=IF(ISBLANK([Folder.$A$2:.$A1000]);&quot;&quot;;CONCATENATE(&quot;Folder:&quot;;[Folder.$A$2:.$A1000]))">
            <text:p/>
          </table:table-cell>
          <table:table-cell table:style-name="ce20" table:number-matrix-columns-spanned="1" table:number-matrix-rows-spanned="499" table:formula="of:=IF(ISBLANK([View.$A$2:.$A1000]);&quot;&quot;;CONCATENATE(&quot;View:&quot;;[View.$A$2:.$A1000]))">
            <text:p/>
          </table:table-cell>
          <table:table-cell table:style-name="ce20" table:number-matrix-columns-spanned="1" table:number-matrix-rows-spanned="499" table:formula="of:=IF(ISBLANK([Message.$A$2:.$A1000]);&quot;&quot;;CONCATENATE(&quot;Message:&quot;;[Message.$A$2:.$A1000]))">
            <text:p/>
          </table:table-cell>
          <table:table-cell table:style-name="ce20" table:number-matrix-columns-spanned="1" table:number-matrix-rows-spanned="199" table:formula="of:=IF(ISBLANK([Form.$A$2:.$A1000]);&quot;&quot;;CONCATENATE(&quot;Form:&quot;;[Form.$A$2:.$A1000]))">
            <text:p/>
          </table:table-cell>
          <table:table-cell table:style-name="ce20" table:number-matrix-columns-spanned="1" table:number-matrix-rows-spanned="999" table:formula="of:=IF(ISBLANK([Letter.$A$2:.$A1000]);&quot;&quot;;CONCATENATE(&quot;Letter:&quot;;[Letter.$A$2:.$A1000]))">
            <text:p/>
          </table:table-cell>
          <table:table-cell table:style-name="ce20" table:number-matrix-columns-spanned="1" table:number-matrix-rows-spanned="999" table:formula="of:=IF(ISBLANK([Pathway.$A$2:.$A993]);&quot;&quot;;CONCATENATE(&quot;Pathway:&quot;;[Pathway.$A$2:.$A993]))">
            <text:p/>
          </table:table-cell>
          <table:table-cell table:style-name="ce20" table:number-matrix-columns-spanned="1" table:number-matrix-rows-spanned="999" table:formula="of:=IF(ISBLANK([Order.$A$2:.$A1000]);&quot;&quot;;CONCATENATE(&quot;Order:&quot;;[Order.$A$2:.$A1000]))">
            <text:p/>
          </table:table-cell>
          <table:table-cell table:style-name="ce20" table:number-matrix-columns-spanned="1" table:number-matrix-rows-spanned="999" table:formula="of:=IF(ISBLANK([Prescription.$A$2:.$A1000]);&quot;&quot;;CONCATENATE(&quot;Prescription:&quot;;[Prescription.$A$2:.$A1000]))">
            <text:p/>
          </table:table-cell>
          <table:table-cell table:style-name="ce20" table:number-matrix-columns-spanned="1" table:number-matrix-rows-spanned="999" table:formula="of:=IF(ISBLANK([Booking.$A$2:.$A1000]);&quot;&quot;;CONCATENATE(&quot;Booking:&quot;;[Booking.$A$2:.$A1000]))">
            <text:p/>
          </table:table-cell>
          <table:table-cell table:style-name="ce8" table:number-matrix-columns-spanned="1" table:number-matrix-rows-spanned="700" table:formula="of:=IF(ISBLANK([Section.$A$2:.$A984]);&quot;&quot;;IF(OFFSET([Section.$A$2:.$A984];0;5)=&quot;Composition&quot;;CONCATENATE(&quot;Section:&quot;;[Section.$A$2:.$A984]);&quot;&quot;)   )">
            <text:p/>
          </table:table-cell>
          <table:table-cell table:style-name="ce21" table:number-matrix-columns-spanned="1" table:number-matrix-rows-spanned="499" table:formula="of:=IF(ISBLANK([Entry.$A$2:.$A975]);&quot;&quot;;IF(OFFSET([Entry.$A$2:.$A975];0;8)=&quot;Observation&quot;;CONCATENATE(&quot;Entry:&quot;;[Entry.$A$2:.$A975]);&quot;&quot;)   )">
            <text:p/>
          </table:table-cell>
          <table:table-cell table:style-name="ce21" table:number-matrix-columns-spanned="1" table:number-matrix-rows-spanned="899" table:formula="of:=IF(ISBLANK([Section.$A$2:.$A900]);&quot;&quot;;IF(OFFSET([Section.$A$2:.$A900];0;5)=&quot;Pathway&quot;;CONCATENATE(&quot;Section:&quot;;[Section.$A$2:.$A900]);&quot;&quot;)   )">
            <text:p/>
          </table:table-cell>
          <table:table-cell table:style-name="ce21" table:number-matrix-columns-spanned="1" table:number-matrix-rows-spanned="899" table:formula="of:=IF(ISBLANK([Entry.$A$2:.$A900]);&quot;&quot;;IF(OFFSET([Entry.$A$2:.$A900];0;8)=&quot;Act&quot;;CONCATENATE(&quot;Entry:&quot;;[Entry.$A$2:.$A900]);&quot;&quot;)   )">
            <text:p/>
          </table:table-cell>
          <table:table-cell table:style-name="ce21" table:number-matrix-columns-spanned="1" table:number-matrix-rows-spanned="700" table:formula="of:=IF(ISBLANK([Entry.$A$2:.$A701]);&quot;&quot;;IF(OFFSET([Entry.$A$2:.$A701];0;8)=&quot;Supply&quot;;CONCATENATE(&quot;Entry:&quot;;[Entry.$A$2:.$A701]);&quot;&quot;)   )">
            <text:p/>
          </table:table-cell>
          <table:table-cell table:style-name="ce21" table:number-matrix-columns-spanned="1" table:number-matrix-rows-spanned="700" table:formula="of:=IF(ISBLANK([Entry.$A$2:.$A701]);&quot;&quot;;IF(OFFSET([Entry.$A$2:.$A701];0;8)=&quot;SubstanceAdministration&quot;;CONCATENATE(&quot;Entry:&quot;;[Entry.$A$2:.$A701]);&quot;&quot;)   )">
            <text:p/>
          </table:table-cell>
          <table:table-cell table:style-name="ce21" table:number-matrix-columns-spanned="1" table:number-matrix-rows-spanned="700" table:formula="of:=IF(ISBLANK([Entry.$A$2:.$A701]);&quot;&quot;;IF(OFFSET([Entry.$A$2:.$A701];0;8)=&quot;Encounter&quot;;CONCATENATE(&quot;Entry:&quot;;[Entry.$A$2:.$A701]);&quot;&quot;)   )">
            <text:p/>
          </table:table-cell>
          <table:table-cell table:style-name="ce21" table:number-matrix-columns-spanned="1" table:number-matrix-rows-spanned="499" table:formula="of:=IF(ISBLANK([Cluster.$A$2:.$A1000]);&quot;&quot;;CONCATENATE(&quot;Cluster:&quot;;[Cluster.$A$2:.$A1000]))">
            <text:p/>
          </table:table-cell>
          <table:table-cell table:style-name="ce21" table:number-matrix-columns-spanned="1" table:number-matrix-rows-spanned="499" table:formula="of:=IF(ISBLANK([Element.$A$2:.$A1000]);&quot;&quot;;CONCATENATE(&quot;Element:&quot;;[Element.$A$2:.$A1000]))">
            <text:p/>
          </table:table-cell>
          <table:table-cell table:number-matrix-columns-spanned="1" table:number-matrix-rows-spanned="999" table:formula="of:=IF(ISBLANK([Units.$A$2:.$A1000]);&quot;&quot;;CONCATENATE(&quot;Unit:&quot;;[Units.$A$2:.$A1000]))"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2"/>
          <table:table-cell>
            <text:p/>
          </table:table-cell>
          <table:table-cell>
            <text:p/>
          </table:table-cell>
          <table:table-cell table:number-columns-repeated="5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 office:value-type="string" office:string-value="" calcext:value-type="error">
            <text:p>#N/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 office:value-type="string" office:string-value="" calcext:value-type="error">
            <text:p>#N/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 office:value-type="string" office:string-value="" calcext:value-type="error">
            <text:p>#N/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 office:value-type="string" office:string-value="" calcext:value-type="error">
            <text:p>#N/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 office:value-type="string" office:string-value="" calcext:value-type="error">
            <text:p>#N/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 office:value-type="string" office:string-value="" calcext:value-type="error">
            <text:p>#N/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 office:value-type="string" office:string-value="" calcext:value-type="error">
            <text:p>#N/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9"/>
          <table:table-cell>
            <text:p/>
          </table:table-cell>
        </table:table-row>
      </table:table>
      <table:table table:name="Folder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10" table:default-cell-style-name="literal"/>
        <table:table-column table:style-name="co11" table:default-cell-style-name="ce22"/>
        <table:table-column table:style-name="co12" table:default-cell-style-name="ce17"/>
        <table:table-column table:style-name="co9" table:default-cell-style-name="ce17"/>
        <table:table-column table:style-name="co11" table:default-cell-style-name="ce22"/>
        <table:table-column table:style-name="co9" table:number-columns-repeated="23" table:default-cell-style-name="ce24"/>
        <table:table-row table:style-name="ro1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s</text:p>
          </table:table-cell>
          <table:table-cell table:style-name="ce28"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</table:table>
      <table:table table:name="View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13" table:default-cell-style-name="literal"/>
        <table:table-column table:style-name="co14" table:default-cell-style-name="ce22"/>
        <table:table-column table:style-name="co12" table:default-cell-style-name="literal"/>
        <table:table-column table:style-name="co15" table:default-cell-style-name="ce31"/>
        <table:table-column table:style-name="co14" table:default-cell-style-name="ce22"/>
        <table:table-column table:style-name="co9" table:number-columns-repeated="1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ViewType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</table:table>
      <table:table table:name="Message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16" table:default-cell-style-name="literal"/>
        <table:table-column table:style-name="co17" table:default-cell-style-name="ce22"/>
        <table:table-column table:style-name="co9" table:number-columns-repeated="23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22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</table:table>
      <table:table table:name="Form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9" table:default-cell-style-name="literal"/>
        <table:table-column table:style-name="co18" table:default-cell-style-name="ce22"/>
        <table:table-column table:style-name="co19" table:default-cell-style-name="literal"/>
        <table:table-column table:style-name="co20" table:default-cell-style-name="ce30"/>
        <table:table-column table:style-name="co18" table:default-cell-style-name="ce22"/>
        <table:table-column table:style-name="co9" table:number-columns-repeated="19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Axis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</table:table>
      <table:table table:name="Letter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9" table:default-cell-style-name="literal"/>
        <table:table-column table:style-name="co21" table:default-cell-style-name="ce22"/>
        <table:table-column table:style-name="co22" table:default-cell-style-name="literal"/>
        <table:table-column table:style-name="co20" table:default-cell-style-name="ce26"/>
        <table:table-column table:style-name="co21" table:default-cell-style-name="ce22"/>
        <table:table-column table:style-name="co9" table:number-columns-repeated="19" table:default-cell-style-name="ce24"/>
        <table:table-row table:style-name="ro2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Axis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3"/>
          <table:table-cell office:value-type="string" calcext:value-type="string">
            <text:p>-</text:p>
          </table:table-cell>
          <table:table-cell table:content-validation-name="val14" table:number-columns-repeated="19"/>
        </table:table-row>
      </table:table>
      <table:table table:name="Pathway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9" table:default-cell-style-name="literal"/>
        <table:table-column table:style-name="co18" table:default-cell-style-name="ce22"/>
        <table:table-column table:style-name="co19" table:default-cell-style-name="literal"/>
        <table:table-column table:style-name="co18" table:default-cell-style-name="ce22"/>
        <table:table-column table:style-name="co9" table:number-columns-repeated="2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</table:table>
      <table:table table:name="Order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9" table:default-cell-style-name="literal"/>
        <table:table-column table:style-name="co18" table:default-cell-style-name="ce22"/>
        <table:table-column table:style-name="co19" table:default-cell-style-name="literal"/>
        <table:table-column table:style-name="co18" table:default-cell-style-name="ce22"/>
        <table:table-column table:style-name="co9" table:number-columns-repeated="2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</table:table>
      <table:table table:name="Prescription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9" table:default-cell-style-name="literal"/>
        <table:table-column table:style-name="co18" table:default-cell-style-name="ce22"/>
        <table:table-column table:style-name="co19" table:default-cell-style-name="literal"/>
        <table:table-column table:style-name="co18" table:default-cell-style-name="ce22"/>
        <table:table-column table:style-name="co9" table:number-columns-repeated="2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</table:table>
      <table:table table:name="Booking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9" table:default-cell-style-name="literal"/>
        <table:table-column table:style-name="co18" table:default-cell-style-name="ce22"/>
        <table:table-column table:style-name="co19" table:default-cell-style-name="literal"/>
        <table:table-column table:style-name="co18" table:default-cell-style-name="ce22"/>
        <table:table-column table:style-name="co9" table:number-columns-repeated="20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nt</text:p>
          </table:table-cell>
          <table:table-cell table:style-name="ce28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5" table:number-columns-repeated="20"/>
        </table:table-row>
      </table:table>
      <table:table table:name="Section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9" table:default-cell-style-name="literal"/>
        <table:table-column table:style-name="co23" table:default-cell-style-name="literal"/>
        <table:table-column table:style-name="co18" table:default-cell-style-name="ce22"/>
        <table:table-column table:style-name="co13" table:default-cell-style-name="ce33"/>
        <table:table-column table:style-name="co24" table:default-cell-style-name="ce33"/>
        <table:table-column table:style-name="co25" table:default-cell-style-name="ce33"/>
        <table:table-column table:style-name="co13" table:default-cell-style-name="literal"/>
        <table:table-column table:style-name="co26" table:default-cell-style-name="literal"/>
        <table:table-column table:style-name="co27" table:default-cell-style-name="literal"/>
        <table:table-column table:style-name="co18" table:default-cell-style-name="ce22"/>
        <table:table-column table:style-name="co9" table:number-columns-repeated="16" table:default-cell-style-name="ce24"/>
        <table:table-row table:style-name="ro2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table:style-name="ce28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ectionContext</text:p>
          </table:table-cell>
          <table:table-cell table:style-name="ce9" office:value-type="string" calcext:value-type="string">
            <text:p>Sequence</text:p>
          </table:table-cell>
          <table:table-cell table:style-name="ce9" office:value-type="string" calcext:value-type="string">
            <text:p>Rendition</text:p>
          </table:table-cell>
          <table:table-cell table:style-name="ce9" office:value-type="string" calcext:value-type="string">
            <text:p>Pre-conditions</text:p>
          </table:table-cell>
          <table:table-cell table:style-name="ce9" office:value-type="string" calcext:value-type="string">
            <text:p>Conditions</text:p>
          </table:table-cell>
          <table:table-cell table:style-name="ce9" office:value-type="string" calcext:value-type="string">
            <text:p>EvaluationContext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ontent</text:p>
          </table:table-cell>
          <table:table-cell table:style-name="ce9"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6"/>
          <table:table-cell table:content-validation-name="val17"/>
          <table:table-cell table:content-validation-name="val18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7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16"/>
        </table:table-row>
      </table:table>
      <table:table table:name="Entry" table:style-name="ta1" table:print="false"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9" table:default-cell-style-name="literal"/>
        <table:table-column table:style-name="co28" table:default-cell-style-name="literal"/>
        <table:table-column table:style-name="co18" table:default-cell-style-name="ce22"/>
        <table:table-column table:style-name="co29" table:number-columns-repeated="3" table:default-cell-style-name="ce24"/>
        <table:table-column table:style-name="co29" table:default-cell-style-name="ce31"/>
        <table:table-column table:style-name="co24" table:number-columns-repeated="4" table:default-cell-style-name="ce31"/>
        <table:table-column table:style-name="co9" table:default-cell-style-name="ce31"/>
        <table:table-column table:style-name="co9" table:number-columns-repeated="2" table:default-cell-style-name="ce24"/>
        <table:table-column table:style-name="co30" table:number-columns-repeated="3" table:default-cell-style-name="ce33"/>
        <table:table-column table:style-name="co31" table:default-cell-style-name="literal"/>
        <table:table-column table:style-name="co32" table:default-cell-style-name="literal"/>
        <table:table-column table:style-name="co33" table:default-cell-style-name="literal"/>
        <table:table-column table:style-name="co18" table:default-cell-style-name="ce22"/>
        <table:table-column table:style-name="co9" table:number-columns-repeated="17" table:default-cell-style-name="ce24"/>
        <table:table-row table:style-name="ro2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table:style-name="ce28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Extension</text:p>
          </table:table-cell>
          <table:table-cell table:style-name="ce28" office:value-type="string" calcext:value-type="string">
            <text:p>Information</text:p>
          </table:table-cell>
          <table:table-cell table:style-name="ce28" office:value-type="string" calcext:value-type="string">
            <text:p>Subject</text:p>
          </table:table-cell>
          <table:table-cell table:style-name="ce9" office:value-type="string" calcext:value-type="string">
            <text:p>EntryType</text:p>
          </table:table-cell>
          <table:table-cell table:style-name="ce9" office:value-type="string" calcext:value-type="string">
            <text:p>CRUD</text:p>
          </table:table-cell>
          <table:table-cell table:style-name="ce9" office:value-type="string" calcext:value-type="string">
            <text:p>Occurrence</text:p>
          </table:table-cell>
          <table:table-cell table:style-name="ce9" office:value-type="string" calcext:value-type="string">
            <text:p>InitialValue</text:p>
          </table:table-cell>
          <table:table-cell table:style-name="ce9" office:value-type="string" calcext:value-type="string">
            <text:p>Sequence</text:p>
          </table:table-cell>
          <table:table-cell table:style-name="ce9" office:value-type="string" calcext:value-type="string">
            <text:p>SortOrder</text:p>
          </table:table-cell>
          <table:table-cell table:style-name="ce9" office:value-type="string" calcext:value-type="string">
            <text:p>SortCriteria</text:p>
          </table:table-cell>
          <table:table-cell table:style-name="ce9" office:value-type="string" calcext:value-type="string">
            <text:p>CategorizationCriteria</text:p>
          </table:table-cell>
          <table:table-cell table:style-name="ce9" office:value-type="string" calcext:value-type="string">
            <text:p>Rendition</text:p>
          </table:table-cell>
          <table:table-cell table:style-name="ce9" office:value-type="string" calcext:value-type="string">
            <text:p>Scope</text:p>
          </table:table-cell>
          <table:table-cell table:style-name="ce9" office:value-type="string" calcext:value-type="string">
            <text:p>CohortSearch</text:p>
          </table:table-cell>
          <table:table-cell table:style-name="ce9" office:value-type="string" calcext:value-type="string">
            <text:p>EvaluationContext</text:p>
          </table:table-cell>
          <table:table-cell table:style-name="ce9" office:value-type="string" calcext:value-type="string">
            <text:p>Pre-conditions</text:p>
          </table:table-cell>
          <table:table-cell table:style-name="ce9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ontent</text:p>
          </table:table-cell>
          <table:table-cell table:style-name="ce9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20" table:number-columns-repeated="2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number-columns-repeated="3"/>
          <table:table-cell office:value-type="string" calcext:value-type="string">
            <text:p>-</text:p>
          </table:table-cell>
          <table:table-cell table:content-validation-name="val33" table:number-columns-repeated="17"/>
        </table:table-row>
      </table:table>
      <table:table table:name="Cluster" table:style-name="ta1" table:protected="true" table:print="false">
        <loext:table-protection loext:select-protected-cells="true" loext:select-unprotected-cells="true"/>
        <table:table-column table:style-name="co9" table:default-cell-style-name="ce34"/>
        <table:table-column table:style-name="co9" table:default-cell-style-name="ce35"/>
        <table:table-column table:style-name="co13" table:default-cell-style-name="literal"/>
        <table:table-column table:style-name="co11" table:default-cell-style-name="ce22"/>
        <table:table-column table:style-name="co9" table:default-cell-style-name="ce25"/>
        <table:table-column table:style-name="co9" table:default-cell-style-name="literal"/>
        <table:table-column table:style-name="co14" table:default-cell-style-name="ce22"/>
        <table:table-column table:style-name="co9" table:number-columns-repeated="19" table:default-cell-style-name="ce24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equence</text:p>
          </table:table-cell>
          <table:table-cell table:style-name="ce28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Content</text:p>
          </table:table-cell>
          <table:table-cell table:style-name="ce9"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/>
          <table:table-cell office:value-type="string" calcext:value-type="string">
            <text:p>-</text:p>
          </table:table-cell>
          <table:table-cell table:content-validation-name="val35" table:number-columns-repeated="19"/>
        </table:table-row>
      </table:table>
      <table:table table:name="Element" table:style-name="ta1" table:print="false">
        <office:forms form:automatic-focus="false" form:apply-design-mode="false"/>
        <table:table-column table:style-name="co9" table:default-cell-style-name="ce34"/>
        <table:table-column table:style-name="co9" table:default-cell-style-name="ce35"/>
        <table:table-column table:style-name="co13" table:default-cell-style-name="literal"/>
        <table:table-column table:style-name="co18" table:default-cell-style-name="ce22"/>
        <table:table-column table:style-name="co9" table:default-cell-style-name="ce24"/>
        <table:table-column table:style-name="co34" table:default-cell-style-name="ce31"/>
        <table:table-column table:style-name="co35" table:number-columns-repeated="2" table:default-cell-style-name="ce31"/>
        <table:table-column table:style-name="co24" table:default-cell-style-name="ce31"/>
        <table:table-column table:style-name="co36" table:default-cell-style-name="ce24"/>
        <table:table-column table:style-name="co37" table:default-cell-style-name="literal"/>
        <table:table-column table:style-name="co9" table:number-columns-repeated="4" table:default-cell-style-name="literal"/>
        <table:table-column table:style-name="co11" table:default-cell-style-name="ce22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9" table:default-cell-style-name="ce35"/>
        <table:table-column table:style-name="co38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24" table:default-cell-style-name="ce38"/>
        <table:table-column table:style-name="co24" table:default-cell-style-name="ce35"/>
        <table:table-column table:style-name="co39" table:default-cell-style-name="ce38"/>
        <table:table-row table:style-name="ro2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Extension</text:p>
          </table:table-cell>
          <table:table-cell table:style-name="ce9" office:value-type="string" calcext:value-type="string">
            <text:p>ElementType</text:p>
          </table:table-cell>
          <table:table-cell table:style-name="ce9" office:value-type="string" calcext:value-type="string">
            <text:p>DataType</text:p>
          </table:table-cell>
          <table:table-cell table:style-name="ce9" office:value-type="string" calcext:value-type="string">
            <text:p>RequiredValue</text:p>
          </table:table-cell>
          <table:table-cell table:style-name="ce9" office:value-type="string" calcext:value-type="string">
            <text:p>Sco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Conditions</text:p>
          </table:table-cell>
          <table:table-cell table:style-name="ce9" office:value-type="string" calcext:value-type="string">
            <text:p>Constraints</text:p>
          </table:table-cell>
          <table:table-cell table:style-name="ce9" office:value-type="string" calcext:value-type="string">
            <text:p>DefaultValue</text:p>
          </table:table-cell>
          <table:table-cell table:style-name="ce9" office:value-type="string" calcext:value-type="string">
            <text:p>CalculatedValue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Data</text:p>
          </table:table-cell>
          <table:table-cell table:style-name="ce9" table:number-columns-repeated="19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20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</table:table>
      <table:table table:name="Units" table:style-name="ta1" table:protected="true" table:print="false">
        <loext:table-protection loext:select-protected-cells="true" loext:select-unprotected-cells="true"/>
        <table:table-column table:style-name="co9" table:default-cell-style-name="ce34"/>
        <table:table-column table:style-name="co9" table:default-cell-style-name="ce35"/>
        <table:table-column table:style-name="co13" table:default-cell-style-name="literal"/>
        <table:table-column table:style-name="co18" table:default-cell-style-name="ce45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DisplayName</text:p>
          </table:table-cell>
          <table:table-cell table:style-name="ce28" office:value-type="string" calcext:value-type="string">
            <text:p>Hint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 table:number-rows-repeated="174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CodePoint" table:style-name="ta1" table:protected="true" table:print="false">
        <loext:table-protection loext:select-protected-cells="true" loext:select-unprotected-cells="true"/>
        <table:table-column table:style-name="co9" table:default-cell-style-name="ce34"/>
        <table:table-column table:style-name="co9" table:default-cell-style-name="ce35"/>
        <table:table-column table:style-name="co9" table:default-cell-style-name="literal"/>
        <table:table-column table:style-name="co18" table:default-cell-style-name="ce45"/>
        <table:table-column table:style-name="co29" table:default-cell-style-name="literal"/>
        <table:table-column table:style-name="co29" table:default-cell-style-name="ce31"/>
        <table:table-column table:style-name="co18" table:default-cell-style-name="ce45"/>
        <table:table-column table:style-name="co9" table:default-cell-style-name="ce24"/>
        <table:table-column table:style-name="co9" table:default-cell-style-name="literal"/>
        <table:table-row table:style-name="ro3">
          <table:table-cell table:style-name="ce28" office:value-type="string" calcext:value-type="string">
            <text:p>Identifier</text:p>
          </table:table-cell>
          <table:table-cell table:style-name="ce29" office:value-type="string" calcext:value-type="string">
            <text:p>DisplayName</text:p>
          </table:table-cell>
          <table:table-cell table:style-name="ce29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CodeSystem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Context</text:p>
          </table:table-cell>
          <table:table-cell table:style-name="ce9" office:value-type="string" calcext:value-type="string">
            <text:p>Condi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2"/>
          <table:table-cell office:value-type="string" calcext:value-type="string">
            <text:p>-</text:p>
          </table:table-cell>
          <table:table-cell table:content-validation-name="val43"/>
          <table:table-cell/>
        </table:table-row>
        <table:table-row table:style-name="ro1" table:number-rows-repeated="38">
          <table:table-cell table:number-columns-repeated="5"/>
          <table:table-cell table:content-validation-name="val42"/>
          <table:table-cell/>
          <table:table-cell table:content-validation-name="val43"/>
          <table:table-cell/>
        </table:table-row>
        <table:table-row table:style-name="ro1">
          <table:table-cell table:number-columns-repeated="5"/>
          <table:table-cell table:content-validation-name="val42"/>
          <table:table-cell/>
          <table:table-cell table:content-validation-name="val4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6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5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£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P0" style:volatile="true">
      <number:text>£</number:text>
      <number:number number:decimal-places="2" number:min-decimal-places="2" number:min-integer-digits="1" number:grouping="true"/>
    </number:number-style>
    <number:number-style style:name="N126">
      <number:text>-£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P0" style:volatile="true">
      <number:text>£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3P0" style:volatile="true">
      <number:text>£</number:text>
      <number:number number:decimal-places="0" number:min-decimal-places="0" number:min-integer-digits="1" number:grouping="true"/>
    </number:number-style>
    <number:number-style style:name="N123">
      <number:text>-£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1P0" style:volatile="true">
      <number:text>$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time-style style:name="N118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43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0139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38" number:language="en" number:country="GB">
      <number:minutes number:style="long"/>
      <number:text>:</number:text>
      <number:seconds number:style="long" number:decimal-places="1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GB">
      <number:minutes number:style="long"/>
      <number:text>:</number:text>
      <number:seconds number:style="long"/>
    </number:time-style>
    <number:number-style style:name="N10135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literal" style:family="table-cell" style:parent-style-name="Default">
      <style:table-cell-properties fo:background-color="#d3ffd5" style:cell-protect="none" style:print-content="tru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value" style:family="table-cell" style:parent-style-name="Default">
      <style:table-cell-properties fo:background-color="#e6e6ff"/>
    </style:style>
    <style:style style:name="displayName" style:family="table-cell" style:parent-style-name="Default">
      <style:table-cell-properties fo:background-color="#ccccff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Chelsom</meta:initial-creator>
    <meta:creation-date>2011-10-08T09:37:12</meta:creation-date>
    <meta:generator>LibreOffice/7.3.7.2$Linux_X86_64 LibreOffice_project/30$Build-2</meta:generator>
    <dc:date>2024-07-05T16:14:07.226744326</dc:date>
    <meta:editing-duration>P130DT22H10M41S</meta:editing-duration>
    <meta:editing-cycles>530</meta:editing-cycles>
    <meta:document-statistic meta:table-count="18" meta:cell-count="20173" meta:object-count="0"/>
  </office:meta>
</office:document-meta>
</file>